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question">
      <style:graphic-properties fo:padding-top="0.1cm" fo:padding-bottom="0.1cm"/>
    </style:style>
    <style:style style:name="gr2" style:family="graphic" style:parent-style-name="standard">
      <style:graphic-properties draw:fill-color="#d0e4a6" draw:textarea-horizontal-align="justify" draw:textarea-vertical-align="middle" draw:auto-grow-height="false" fo:min-height="2.497cm" fo:min-width="6.146cm" fo:padding-top="0.15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decision">
      <style:graphic-properties draw:textarea-horizontal-align="left" fo:min-height="0.793cm" fo:min-width="0.881cm"/>
    </style:style>
    <style:style style:name="gr5" style:family="graphic" style:parent-style-name="standard">
      <style:graphic-properties draw:fill-color="#f8981d" draw:textarea-horizontal-align="justify" draw:textarea-vertical-align="middle" draw:auto-grow-height="false" fo:min-height="1.505cm" fo:min-width="1.754cm" fo:padding-top="0.15cm"/>
    </style:style>
    <style:style style:name="gr6" style:family="graphic" style:parent-style-name="decision">
      <style:graphic-properties fo:min-height="0.793cm" fo:min-width="1.355cm"/>
    </style:style>
    <style:style style:name="gr7" style:family="graphic" style:parent-style-name="standard">
      <style:graphic-properties draw:fill-color="#d0e4a6" draw:textarea-horizontal-align="justify" draw:textarea-vertical-align="top" draw:auto-grow-height="false" fo:min-height="2.633cm" fo:min-width="6.082cm" fo:padding-top="0.15cm"/>
    </style:style>
    <style:style style:name="gr8" style:family="graphic" style:parent-style-name="decision">
      <style:graphic-properties draw:auto-grow-width="false" fo:min-height="0.712cm"/>
    </style:style>
    <style:style style:name="gr9" style:family="graphic" style:parent-style-name="question">
      <style:graphic-properties fo:min-height="1.249cm" fo:min-width="2.949cm" fo:padding-top="0.6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fill-color="#ffd320" draw:textarea-horizontal-align="justify" draw:textarea-vertical-align="middle" draw:auto-grow-height="false" fo:min-height="2.407cm" fo:min-width="6.156cm" fo:padding-top="0.15cm"/>
    </style:style>
    <style:style style:name="gr12" style:family="graphic" style:parent-style-name="standard">
      <style:graphic-properties svg:stroke-color="#000000" draw:marker-end="Arrow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fo:font-size="17pt" style:font-size-asian="17pt" style:font-size-complex="17pt"/>
    </style:style>
    <style:style style:name="P3" style:family="paragraph">
      <style:paragraph-properties fo:text-align="center"/>
    </style:style>
    <style:style style:name="P4" style:family="paragraph">
      <style:paragraph-properties fo:margin-top="0.2cm" fo:margin-bottom="0.2cm" fo:text-align="center"/>
    </style:style>
    <style:style style:name="P5" style:family="paragraph">
      <loext:graphic-properties draw:fill-color="#d0e4a6"/>
      <style:paragraph-properties fo:text-align="center"/>
      <style:text-properties style:font-name="Arial Black1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8981d"/>
      <style:paragraph-properties fo:text-align="center"/>
      <style:text-properties style:font-name="Arial Black1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1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.2cm" fo:margin-bottom="0.2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d0e4a6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rial Black1" fo:font-size="16pt" style:font-size-asian="16pt" style:font-size-complex="16pt" fo:hyphenate="false"/>
    </style:style>
    <style:style style:name="P12" style:family="paragraph">
      <loext:graphic-properties draw:fill="none"/>
    </style:style>
    <style:style style:name="P13" style:family="paragraph">
      <loext:graphic-properties draw:fill-color="#ffd320"/>
      <style:paragraph-properties fo:margin-top="0.2cm" fo:margin-bottom="0.2cm" fo:text-align="center"/>
      <style:text-properties style:font-name="Arial Black1" fo:font-size="16pt" style:font-size-asian="16pt" style:font-size-complex="16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italic" style:font-weight-asian="normal" style:font-name-complex="FreeSans" style:font-size-complex="1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600" style:text-emphasize="none" style:text-scale="100%" style:font-relief="none" style:text-overline-style="none" style:text-overline-color="font-color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001cm" svg:height="3.999cm" svg:x="4.999cm" svg:y="1cm">
          <text:p text:style-name="P1"><text:span text:style-name="T1">Pay for</text:span></text:p>
          <text:p text:style-name="P1"><text:span text:style-name="T1">validated, supported</text:span></text:p>
          <text:p text:style-name="P1"><text:span text:style-name="T1">solu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6" draw:id="id6" draw:layer="layout" svg:width="7cm" svg:height="3.1cm" svg:x="4.999cm" svg:y="11cm">
          <text:p text:style-name="P3"><text:span text:style-name="T2">RHEL OSP</text:span></text:p>
          <text:p text:style-name="P4"><text:span text:style-name="T3">or</text:span></text:p>
          <text:p text:style-name="P3"><text:span text:style-name="T2">SUSE</text:span></text:p>
          <text:p text:style-name="P3"><text:span text:style-name="T2">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8.499cm" svg:y1="4.999cm" svg:x2="8.499cm" svg:y2="6.022cm" draw:start-shape="id1" draw:end-shape="id2" svg:d="M8499 4999v1023" svg:viewBox="0 0 1 1024">
          <text:p/>
        </draw:connector>
        <draw:custom-shape draw:style-name="question" xml:id="id3" draw:id="id3" draw:layer="layout" svg:width="7.001cm" svg:height="3.999cm" svg:x="14.999cm" svg:y="1cm">
          <text:p><text:span text:style-name="T4">Engineering</text:span></text:p>
          <text:p><text:span text:style-name="T4">resources</text:span></text:p>
          <text:p><text:span text:style-name="T4">avail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6" draw:layer="layout" draw:type="line" svg:x1="12cm" svg:y1="2.999cm" svg:x2="14.999cm" svg:y2="2.999cm" draw:start-shape="id1" draw:end-shape="id3" draw:end-glue-point="3" svg:d="M12000 2999h2999" svg:viewBox="0 0 3000 1">
          <text:p/>
        </draw:connector>
        <draw:frame draw:style-name="gr4" draw:layer="layout" svg:width="1.081cm" svg:height="0.993cm" svg:x="12.269cm" svg:y="2.004cm">
          <draw:text-box>
            <text:p>no</text:p>
          </draw:text-box>
        </draw:frame>
        <draw:connector draw:style-name="gr3" draw:text-style-name="P6" draw:layer="layout" draw:type="line" svg:x1="22cm" svg:y1="3cm" svg:x2="24.151cm" svg:y2="3cm" draw:start-shape="id3" draw:start-glue-point="7" draw:end-shape="id4" draw:end-glue-point="3" svg:d="M22000 3000h2151" svg:viewBox="0 0 2152 1">
          <text:p/>
        </draw:connector>
        <draw:custom-shape draw:style-name="gr5" draw:text-style-name="P7" xml:id="id4" draw:id="id4" draw:layer="layout" svg:width="2.5cm" svg:height="2cm" svg:x="24.151cm" svg:y="2cm">
          <text:p text:style-name="P3"><text:span text:style-name="T5">wa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18.499cm" svg:y1="4.999cm" svg:x2="18.499cm" svg:y2="6.6cm" draw:start-shape="id3" draw:start-glue-point="2" draw:end-shape="id5" svg:d="M18499 4999v1601" svg:viewBox="0 0 1 1602">
          <text:p/>
        </draw:connector>
        <draw:frame draw:style-name="gr6" draw:layer="layout" svg:width="1.555cm" svg:height="0.993cm" svg:x="21.746cm" svg:y="2.004cm">
          <draw:text-box>
            <text:p>no</text:p>
          </draw:text-box>
        </draw:frame>
        <draw:custom-shape draw:style-name="gr7" draw:text-style-name="P11" xml:id="id5" draw:id="id5" draw:layer="layout" svg:width="6.95cm" svg:height="3.25cm" svg:x="15.024cm" svg:y="6.6cm">
          <text:p text:style-name="P8"><text:span text:style-name="T6">Evaluate:</text:span></text:p>
          <text:p text:style-name="P9"><text:span text:style-name="T7">OCF RAs</text:span><text:span text:style-name="T8"> <text:s text:c="3"/></text:span><text:span text:style-name="T7">mistral</text:span></text:p>
          <text:p text:style-name="P10"><text:span text:style-name="T7">Masakari <text:s text:c="2"/></text:span><text:span text:style-name="T9"><text:s/></text:span><text:span text:style-name="T7">(Senli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9cm" svg:height="0.912cm" svg:x="6.65cm" svg:y="5.038cm">
          <draw:text-box>
            <text:p>yes</text:p>
          </draw:text-box>
        </draw:frame>
        <draw:frame draw:style-name="gr8" draw:layer="layout" svg:width="1.8cm" svg:height="0.912cm" svg:x="18.401cm" svg:y="4.938cm">
          <draw:text-box>
            <text:p>yes</text:p>
          </draw:text-box>
        </draw:frame>
        <draw:custom-shape draw:style-name="gr9" draw:text-style-name="P2" xml:id="id2" draw:id="id2" draw:layer="layout" svg:width="7.001cm" svg:height="3.999cm" svg:x="4.999cm" svg:y="6.022cm">
          <text:p text:style-name="P1"><text:span text:style-name="T1">Need F/OSS</text:span></text:p>
          <text:p text:style-name="P1"><text:span text:style-name="T1">upstream</text:span></text:p>
          <text:p text:style-name="P1"><text:span text:style-name="T1">solu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6" draw:layer="layout" draw:type="line" svg:x1="8.499cm" svg:y1="10.021cm" svg:x2="8.499cm" svg:y2="11cm" draw:start-shape="id2" draw:end-shape="id6" draw:end-glue-point="0" svg:d="M8499 10021v979" svg:viewBox="0 0 1 980">
          <text:p/>
        </draw:connector>
        <draw:frame draw:style-name="gr8" draw:layer="layout" svg:width="1.9cm" svg:height="0.912cm" svg:x="6.7cm" svg:y="9.988cm">
          <draw:text-box>
            <text:p>yes</text:p>
          </draw:text-box>
        </draw:frame>
        <draw:connector draw:style-name="gr10" draw:text-style-name="P12" draw:layer="layout" svg:x1="12cm" svg:y1="8.021cm" svg:x2="15cm" svg:y2="12.5cm" draw:start-shape="id2" draw:end-shape="id7" svg:d="M12000 8021h1500v4479h1500" svg:viewBox="0 0 3001 4480">
          <text:p/>
        </draw:connector>
        <draw:custom-shape draw:style-name="gr11" draw:text-style-name="P13" xml:id="id7" draw:id="id7" draw:layer="layout" svg:width="7cm" svg:height="3cm" svg:x="15cm" svg:y="11cm">
          <text:p text:style-name="P4"><text:span text:style-name="T2">Canonical + partner</text:span></text:p>
          <text:p text:style-name="P4"><text:span text:style-name="T10"/></text:p>
          <text:p text:style-name="P3"><text:span text:style-name="T2">(</text:span><text:span text:style-name="T10">or </text:span><text:span text:style-name="T2">ZeroStack </text:span><text:span text:style-name="T11">soon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8" draw:id="id8" draw:layer="layout" svg:width="2.5cm" svg:height="2cm" svg:x="1cm" svg:y="2cm">
          <text:p text:style-name="P3"><text:span text:style-name="T5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layer="layout" svg:x1="3.5cm" svg:y1="3cm" svg:x2="4.999cm" svg:y2="2.999cm" draw:start-shape="id8" draw:start-glue-point="1" draw:end-shape="id1" svg:d="M3500 3000h750v-1h749" svg:viewBox="0 0 1500 2">
          <text:p/>
        </draw:connector>
        <draw:frame draw:style-name="gr4" draw:layer="layout" svg:width="1.081cm" svg:height="0.993cm" svg:x="12.219cm" svg:y="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26T14:09:17.494616331</dc:date>
    <meta:editing-duration>PT11H38M39S</meta:editing-duration>
    <meta:editing-cycles>14</meta:editing-cycles>
    <meta:generator>LibreOffice/5.0.4.2$Linux_X86_64 LibreOffice_project/00m0$Build-2</meta:generator>
    <meta:document-statistic meta:object-count="21"/>
  </office:meta>
</office:document-meta>
</file>